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233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" style:family="table-cell" style:parent-style-name="Default" style:data-style-name="N37"/>
    <style:style style:name="ce2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10d0c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29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ordination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office:value-type="string" calcext:value-type="string">
            <text:p>/mnt/parscratch/users/bip24cns/acedisparity/randomExtinction/50t/disp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8122585_00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10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2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17978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6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17978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8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17978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100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2</text:p>
          </table:table-cell>
          <table:table-cell table:style-name="ce5"/>
          <table:table-cell/>
          <table:table-cell table:style-name="ce29"/>
          <table:table-cell office:value-type="string" calcext:value-type="string">
            <text:p>Rerun Job_id=8189854 </text:p>
          </table:table-cell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0</text:p>
          </table:table-cell>
          <table:table-cell table:style-name="ce28"/>
          <table:table-cell/>
          <table:table-cell table:style-name="ce29"/>
          <table:table-cell office:value-type="string" calcext:value-type="string">
            <text:p>Resume job ID = 820021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1</text:p>
          </table:table-cell>
          <table:table-cell table:number-columns-repeated="2"/>
          <table:table-cell office:value-type="string" calcext:value-type="string">
            <text:p>Useord data from 8187111</text:p>
          </table:table-cell>
          <table:table-cell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100</text:p>
          </table:table-cell>
          <table:table-cell table:style-name="Default"/>
          <table:table-cell table:number-columns-repeated="3"/>
        </table:table-row>
        <table:table-row table:style-name="ro1" table:number-rows-repeated="5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 table:number-rows-repeated="112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/>
          <table:table-cell office:value-type="string" calcext:value-type="string">
            <text:p>FIXED bug in the time slic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15:36:24.4158010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10-05T23:38:35.244216234</dc:date>
    <meta:editing-duration>P2DT2H3M39S</meta:editing-duration>
    <meta:editing-cycles>35</meta:editing-cycles>
    <meta:generator>LibreOffice/24.2.7.2$Linux_X86_64 LibreOffice_project/420$Build-2</meta:generator>
    <meta:document-statistic meta:table-count="1" meta:cell-count="10720" meta:object-count="0"/>
  </office:meta>
</office:document-meta>
</file>